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0pt"/>
    </style:style>
    <style:style style:name="P9" style:family="paragraph">
      <style:text-properties fo:font-size="24pt" style:font-size-asian="24pt" style:font-size-complex="24pt"/>
    </style:style>
    <style:style style:name="P10"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Index"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Main applications:</text:span></text:p>
                <text:list>
                  <text:list-item>
                    <text:p><text:span text:style-name="T6">Sound description</text:span></text:p>
                  </text:list-item>
                  <text:list-item>
                    <text:p><text:span text:style-name="T6">Sound transforma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 in the DF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5"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theorem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evenness,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p><text:span text:style-name="T6"/></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p><text:span text:style-name="T6"/></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 text:style-name="P8"><text:span text:style-name="T4">Building on top of the STFT we will present the Sinusoidal model.</text:span></text:p>
              <text:p text:style-name="P8"><text:span text:style-name="T4"/></text:p>
              <text:p text:style-name="P8"><text:span text:style-name="T4"/></text:p>
            </draw:text-box>
          </draw:frame>
        </presentation:notes>
      </draw:page>
      <draw:page draw:name="page8"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Monophonic/polyphonic signals</text:span></text:p>
              </text:list-item>
              <text:list-item>
                <text:p><text:span text:style-name="T6">Harmonic detection</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 text:style-name="P8"><text:span text:style-name="T4">When we assume that a sound is harmonic we can use a Harmonic model, which is a sinusoidal model in which we add the constraints that all the sinusoids are multiple of a fundamental frequency.</text:span></text:p>
              <text:p text:style-name="P8"><text:span text:style-name="T4"/></text:p>
              <text:p text:style-name="P8"><text:span text:style-name="T4"/></text:p>
            </draw:text-box>
          </draw:frame>
        </presentation:notes>
      </draw:page>
      <draw:page draw:name="page9"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6">Stochastic model</text:span></text:p>
              </text:list-item>
              <text:list-item>
                <text:p><text:span text:style-name="T6">Stochastic approximation of sounds</text:span></text:p>
              </text:list-item>
              <text:list-item>
                <text:p><text:span text:style-name="T6">Sinusoidal/harmonic plus residual model</text:span></text:p>
              </text:list-item>
              <text:list-item>
                <text:p><text:span text:style-name="T6">Residual subtraction</text:span></text:p>
              </text:list-item>
              <text:list-item>
                <text:p><text:span text:style-name="T6">Sinusoidal/harmonic plus stochastic model</text:span></text:p>
              </text:list-item>
              <text:list-item>
                <text:p><text:span text:style-name="T6">Stochastic model of residual</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6">Spectral-based audio features</text:span></text:p>
              </text:list-item>
              <text:list-item>
                <text:p><text:span text:style-name="T6">Description of s</text:span><text:span text:style-name="T6">ound/music events and collections</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Final remark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clas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3"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9" draw:layer="layout" svg:width="22.859cm" svg:height="11.049cm" svg:x="1.27cm" svg:y="4.457cm" presentation:class="outline" presentation:user-transformed="true">
          <draw:text-box>
            <text:list text:style-name="L4">
              <text:list-item>
                <text:p><text:span text:style-name="T10">All slides and code produced for this course ar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10"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20T18:09:17.264368000</dc:date>
    <dc:creator>xavier serra</dc:creator>
    <meta:generator>LibreOffice/4.2.1.1$MacOSX_X86_64 LibreOffice_project/d7dbbd7842e6a58b0f521599204e827654e1fb8b</meta:generator>
    <meta:editing-duration>P1DT9H55M7S</meta:editing-duration>
    <meta:editing-cycles>42</meta:editing-cycles>
    <meta:document-statistic meta:object-count="87"/>
  </office:meta>
</office:document-meta>
</file>